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1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 table:style-name="ce18" office:value-type="string" calcext:value-type="string">
            <text:p>Endpoint</text:p>
          </table:table-cell>
          <table:table-cell table:style-name="ce10" office:value-type="string" calcext:value-type="string">
            <text:p>Bitmex</text:p>
          </table:table-cell>
          <table:table-cell table:style-name="ce10" office:value-type="string" calcext:value-type="string">
            <text:p>Possible values</text:p>
          </table:table-cell>
          <table:table-cell table:style-name="ce10" office:value-type="string" calcext:value-type="string">
            <text:p>Info</text:p>
          </table:table-cell>
        </table:table-row>
        <table:table-row table:style-name="ro1">
          <table:table-cell table:style-name="ce11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1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1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11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1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1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1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9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1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1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20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/>
          <table:table-cell table:style-name="ce10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1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1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1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21" office:value-type="string" calcext:value-type="string">
            <text:p>orderPrice</text:p>
          </table:table-cell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1" office:value-type="string" calcext:value-type="string">
            <text:p>float</text:p>
          </table:table-cell>
          <table:table-cell table:style-name="ce19"/>
        </table:table-row>
      </table:table>
      <table:table table:name="Open orders" table:style-name="ta1">
        <table:table-column table:style-name="co5" table:number-columns-repeated="2" table:default-cell-style-name="ce11"/>
        <table:table-column table:style-name="co10" table:default-cell-style-name="ce11"/>
        <table:table-column table:style-name="co9" table:default-cell-style-name="ce11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 table:style-name="Default"/>
          <table:table-cell table:style-name="ce10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9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9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0" office:value-type="string" calcext:value-type="string">
            <text:p>Bybit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11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Bybit name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table:style-name="ce11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currency</text:p>
          </table:table-cell>
          <table:table-cell table:style-name="ce11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marginBalance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availableMargin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withdrawableMargin</text:p>
          </table:table-cell>
          <table:table-cell table:style-name="ce11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Bybit name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07:25:57.898744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4-05T09:02:24.120608513</dc:date>
    <meta:editing-duration>P2DT16H15M58S</meta:editing-duration>
    <meta:editing-cycles>112</meta:editing-cycles>
    <meta:document-statistic meta:table-count="7" meta:cell-count="283" meta:object-count="0"/>
  </office:meta>
</office:document-meta>
</file>